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ILDOPA+TimesNewRoman,Bold" svg:font-family="'ILDOPA+TimesNewRoman,Bold', 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margin-left="0cm" fo:margin-right="0.635cm" fo:text-indent="0cm" style:auto-text-indent="false"/>
      <style:text-properties officeooo:paragraph-rsid="001ed14a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252cm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size="16pt" fo:language="pt" fo:country="BR" fo:font-weight="bold" style:font-size-asian="16pt" style:language-asian="pt" style:country-asian="BR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complex="Times New Roman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pt" fo:country="BR" style:language-asian="pt" style:country-asian="BR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6.252cm"/>
        </style:tab-stops>
      </style:paragraph-properties>
      <style:text-properties fo:font-size="14pt" style:font-size-asian="14pt"/>
    </style:style>
    <style:style style:name="P10" style:family="paragraph" style:parent-style-name="Local_20_e_20_Ano_20_de_20_Entrega">
      <style:paragraph-properties fo:orphans="2" fo:widows="2">
        <style:tab-stops>
          <style:tab-stop style:position="16.002cm"/>
        </style:tab-stops>
      </style:paragraph-properties>
    </style:style>
    <style:style style:name="P11" style:family="paragraph" style:parent-style-name="Local_20_e_20_Ano_20_de_20_Entrega">
      <style:paragraph-properties fo:orphans="2" fo:widows="2"/>
      <style:text-properties style:font-name="Times New Roman" fo:language="pt" fo:country="BR" style:language-asian="pt" style:country-asian="BR" style:font-name-complex="Times New Roman" style:font-size-complex="12pt"/>
    </style:style>
    <style:style style:name="P12" style:family="paragraph" style:parent-style-name="Local_20_e_20_Ano_20_de_20_Entrega">
      <style:paragraph-properties fo:text-align="justify" style:justify-single-word="false" fo:orphans="2" fo:widows="2">
        <style:tab-stops>
          <style:tab-stop style:position="16.002cm"/>
        </style:tab-stops>
      </style:paragraph-properties>
      <style:text-properties style:font-name="Times New Roman" fo:language="pt" fo:country="BR" fo:font-weight="bold" style:language-asian="pt" style:country-asian="BR" style:font-weight-asian="bold" style:font-name-complex="Times New Roman" style:font-size-complex="12pt" style:font-weight-complex="bold"/>
    </style:style>
    <style:style style:name="P13" style:family="paragraph" style:parent-style-name="Nome_20_do_20_Autor_20_e_20_Curso">
      <style:text-properties style:font-name="Times New Roman" fo:font-size="16pt" officeooo:rsid="00113443" officeooo:paragraph-rsid="00113443" style:font-size-asian="16pt" style:font-name-complex="Times New Roman" style:font-size-complex="16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6.252cm"/>
        </style:tab-stops>
      </style:paragraph-properties>
      <style:text-properties fo:font-size="14pt" style:font-size-asian="14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6.252cm"/>
        </style:tab-stops>
      </style:paragraph-properties>
      <style:text-properties fo:font-size="14pt" fo:language="pt" fo:country="BR" style:font-size-asian="14pt" style:language-asian="pt" style:country-asian="B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officeooo:rsid="002ed78c" officeooo:paragraph-rsid="002ed78c" style:font-size-asian="16pt" style:font-name-complex="Times New Roman" style:font-size-complex="16pt"/>
    </style:style>
    <style:style style:name="P17" style:family="paragraph" style:parent-style-name="Standard">
      <style:paragraph-properties fo:text-align="justify" style:justify-single-word="false"/>
      <style:text-properties fo:color="#000000" fo:font-size="14pt" officeooo:paragraph-rsid="00311e2a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a7e1b" officeooo:paragraph-rsid="002a7e1b" style:font-size-asian="14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dd74a" officeooo:paragraph-rsid="002dd74a" style:font-size-asian="14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49a42" officeooo:paragraph-rsid="00249a42" style:font-size-asian="14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49a42" officeooo:paragraph-rsid="0026daa2" style:font-size-asian="14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49a42" officeooo:paragraph-rsid="00284372" style:font-size-asian="14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49a42" officeooo:paragraph-rsid="002a7e1b" style:font-size-asian="14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687da" officeooo:paragraph-rsid="00249a42" style:font-size-asian="14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ed78c" officeooo:paragraph-rsid="002ed78c" style:font-size-asian="14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fafa3" officeooo:paragraph-rsid="002fafa3" style:font-size-asian="14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84372" officeooo:paragraph-rsid="00284372" style:font-size-asian="14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49a42" officeooo:paragraph-rsid="0026daa2" style:font-size-asian="14pt" style:font-weight-asian="normal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49a42" officeooo:paragraph-rsid="00284372" style:font-size-asian="14pt" style:font-weight-asian="normal" style:font-size-complex="11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49a42" officeooo:paragraph-rsid="002a7e1b" style:font-size-asian="14pt" style:font-weight-asian="normal" style:font-size-complex="11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a7e1b" officeooo:paragraph-rsid="002c20c4" style:font-size-asian="14pt" style:font-weight-asian="normal" style:font-size-complex="11pt"/>
    </style:style>
    <style:style style:name="P32" style:family="paragraph" style:parent-style-name="Standard">
      <style:paragraph-properties fo:text-align="justify" style:justify-single-word="false"/>
      <style:text-properties fo:color="#000000" style:font-name="Times new roman" fo:font-size="14pt" fo:font-weight="normal" officeooo:rsid="002dd74a" officeooo:paragraph-rsid="002dd74a" style:font-size-asian="14pt" style:font-weight-asian="normal" style:font-size-complex="11pt"/>
    </style:style>
    <style:style style:name="P33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49a42" officeooo:paragraph-rsid="00249a42" style:font-size-asian="14pt" style:font-weight-asian="bold" style:font-size-complex="11pt"/>
    </style:style>
    <style:style style:name="P34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49a42" officeooo:paragraph-rsid="0026daa2" style:font-size-asian="14pt" style:font-weight-asian="bold" style:font-size-complex="11pt"/>
    </style:style>
    <style:style style:name="P35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49a42" officeooo:paragraph-rsid="00284372" style:font-size-asian="14pt" style:font-weight-asian="bold" style:font-size-complex="11pt"/>
    </style:style>
    <style:style style:name="P36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49a42" officeooo:paragraph-rsid="00249a42" style:font-size-asian="14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49a42" officeooo:paragraph-rsid="002a7e1b" style:font-size-asian="14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51844" officeooo:paragraph-rsid="00251844" style:font-size-asian="14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941b5" officeooo:paragraph-rsid="002941b5" style:font-size-asian="14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a7e1b" officeooo:paragraph-rsid="002a7e1b" style:font-size-asian="14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a7e1b" officeooo:paragraph-rsid="002fafa3" style:font-size-asian="14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84372" officeooo:paragraph-rsid="002941b5" style:font-size-asian="14pt" style:font-weight-asian="bold" style:font-size-complex="11pt"/>
    </style:style>
    <style:style style:name="P43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officeooo:rsid="002a7e1b" officeooo:paragraph-rsid="002a7e1b" style:font-size-asian="14pt" style:font-weight-asian="bold" style:font-size-complex="11pt"/>
    </style:style>
    <style:style style:name="P44" style:family="paragraph" style:parent-style-name="Standard" style:master-page-name="Standard">
      <style:paragraph-properties style:page-number="auto"/>
    </style:style>
    <style:style style:name="P45" style:family="paragraph" style:parent-style-name="Standard" style:master-page-name="Converter_20_1">
      <style:paragraph-properties fo:text-align="center" style:justify-single-word="false" style:page-number="auto"/>
      <style:text-properties fo:color="#000000" style:font-name="Times new roman" fo:font-size="14pt" fo:font-weight="bold" officeooo:rsid="002ed78c" officeooo:paragraph-rsid="002ed78c" style:font-size-asian="14pt" style:font-weight-asian="bold" style:font-size-complex="11pt"/>
    </style:style>
    <style:style style:name="P46" style:family="paragraph" style:parent-style-name="Text_20_body">
      <style:paragraph-properties fo:text-align="justify" style:justify-single-word="false"/>
      <style:text-properties fo:font-size="14pt" fo:font-weight="normal" officeooo:rsid="002dd74a" officeooo:paragraph-rsid="002dd74a" style:font-size-asian="14pt" style:font-weight-asian="normal" style:font-size-complex="11pt" style:font-weight-complex="normal"/>
    </style:style>
    <style:style style:name="P47" style:family="paragraph" style:parent-style-name="Nome_20_do_20_Autor_20_e_20_Curso">
      <style:text-properties style:font-name="Times New Roman" fo:font-size="16pt" officeooo:rsid="002ed78c" officeooo:paragraph-rsid="002ed78c" style:font-size-asian="16pt" style:font-name-complex="Times New Roman" style:font-size-complex="16pt"/>
    </style:style>
    <style:style style:name="P48" style:family="paragraph" style:parent-style-name="Título_20_do_20_Trabalho">
      <style:text-properties style:font-name="Times New Roman" officeooo:rsid="002ed78c" officeooo:paragraph-rsid="002ed78c" style:font-name-complex="Times New Roman" style:font-size-complex="16pt"/>
    </style:style>
    <style:style style:name="P49" style:family="paragraph">
      <loext:graphic-properties draw:fill="solid" draw:fill-color="#008000"/>
      <style:paragraph-properties style:writing-mode="lr-tb"/>
    </style:style>
    <style:style style:name="T1" style:family="text">
      <style:text-properties style:font-name="Times New Roman" fo:language="pt" fo:country="BR" fo:font-weight="bold" style:language-asian="pt" style:country-asian="BR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language="pt" fo:country="BR" fo:font-weight="bold" officeooo:rsid="002ed78c" style:language-asian="pt" style:country-asian="BR" style:font-weight-asian="bold" style:font-name-complex="Times New Roman" style:font-size-complex="12pt" style:font-weight-complex="bold"/>
    </style:style>
    <style:style style:name="T3" style:family="text">
      <style:text-properties fo:font-variant="normal" fo:text-transform="none" fo:color="#000000" style:font-name="TiMES NEW ROMAN" fo:letter-spacing="normal" fo:font-style="normal" style:font-size-complex="14pt"/>
    </style:style>
    <style:style style:name="T4" style:family="text">
      <style:text-properties fo:font-variant="normal" fo:text-transform="none" fo:color="#000000" style:font-name="TiMES NEW ROMAN" fo:letter-spacing="normal" fo:font-style="italic" style:font-size-complex="14pt"/>
    </style:style>
    <style:style style:name="T5" style:family="text">
      <style:text-properties fo:font-variant="normal" fo:text-transform="none" fo:color="#000000" fo:letter-spacing="normal" fo:font-style="normal" style:font-size-complex="14pt"/>
    </style:style>
    <style:style style:name="T6" style:family="text">
      <style:text-properties fo:font-variant="normal" fo:text-transform="none" fo:color="#000000" fo:letter-spacing="normal" fo:font-style="italic" style:font-size-complex="14pt"/>
    </style:style>
    <style:style style:name="T7" style:family="text">
      <style:text-properties fo:font-variant="normal" fo:text-transform="none" fo:color="#000000" style:font-name="Times new roman" fo:letter-spacing="normal" fo:font-style="normal" style:font-size-complex="14pt"/>
    </style:style>
    <style:style style:name="T8" style:family="text">
      <style:text-properties fo:font-variant="normal" fo:text-transform="none" fo:color="#000000" style:font-name="Times new roman" fo:letter-spacing="normal" fo:font-style="italic" style:font-size-complex="14pt"/>
    </style:style>
    <style:style style:name="T9" style:family="text">
      <style:text-properties fo:font-variant="normal" fo:text-transform="none" fo:color="#222222" style:font-name="sans-serif" fo:font-size="10.5pt" fo:letter-spacing="normal" fo:font-style="normal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222222" style:font-name="sans-serif" fo:font-size="10.5pt" fo:letter-spacing="normal" fo:font-style="italic"/>
    </style:style>
    <style:style style:name="T12" style:family="text">
      <style:text-properties fo:font-variant="normal" fo:text-transform="none" fo:color="#222222" fo:letter-spacing="normal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2a7e1b" style:font-size-asian="14pt" style:font-weight-asian="normal" style:font-size-complex="11pt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16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222222" style:text-line-through-style="none" style:text-line-through-type="none" fo:font-size="10.5pt" fo:letter-spacing="normal" fo:font-style="italic" style:text-underline-style="none" fo:font-weight="normal" style:text-blinking="false"/>
    </style:style>
    <style:style style:name="T18" style:family="text">
      <style:text-properties fo:font-variant="normal" fo:text-transform="none" fo:color="#222222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222222" style:text-line-through-style="none" style:text-line-through-type="none" style:font-name="Times new roman" fo:font-size="10.5pt" fo:letter-spacing="normal" fo:font-style="italic" style:text-underline-style="none" fo:font-weight="normal" style:text-blinking="false"/>
    </style:style>
    <style:style style:name="T20" style:family="text">
      <style:text-properties fo:font-variant="normal" fo:text-transform="none" fo:color="#222222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222222" style:text-line-through-style="none" style:text-line-through-type="none" style:font-name="Times new roman" fo:letter-spacing="normal" fo:font-style="italic" style:text-underline-style="none" fo:font-weight="normal" style:text-blinking="false"/>
    </style:style>
    <style:style style:name="T22" style:family="text">
      <style:text-properties fo:font-variant="normal" fo:text-transform="none" fo:color="#222222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3" style:family="text">
      <style:text-properties fo:font-variant="normal" fo:text-transform="none" fo:color="#222222" style:text-line-through-style="none" style:text-line-through-type="none" style:font-name="Times new roman" fo:font-size="12pt" fo:letter-spacing="normal" fo:font-style="normal" style:text-underline-style="none" fo:font-weight="normal" officeooo:rsid="00311e2a" style:text-blinking="false" fo:background-color="#ffffff" loext:char-shading-value="0" style:font-size-asian="12pt" style:font-size-complex="12pt"/>
    </style:style>
    <style:style style:name="T24" style:family="text">
      <style:text-properties fo:font-variant="normal" fo:text-transform="none" fo:color="#222222" style:text-line-through-style="none" style:text-line-through-type="none" style:font-name="Times new roman" fo:font-size="12pt" fo:letter-spacing="normal" fo:font-style="italic" style:text-underline-style="none" fo:font-weight="normal" style:text-blinking="false" style:font-size-asian="12pt" style:font-size-complex="12pt"/>
    </style:style>
    <style:style style:name="T25" style:family="text">
      <style:text-properties fo:font-variant="normal" fo:text-transform="none" fo:color="#222222" style:text-line-through-style="none" style:text-line-through-type="none" style:font-name="Times new roman" fo:font-size="12pt" fo:letter-spacing="normal" fo:font-style="italic" style:text-underline-style="none" fo:font-weight="normal" officeooo:rsid="00311e2a" style:text-blinking="false" style:font-size-asian="12pt" style:font-size-complex="12pt"/>
    </style:style>
    <style:style style:name="T26" style:family="text">
      <style:text-properties fo:font-variant="normal" fo:text-transform="none" fo:color="#222222" fo:font-size="12pt" fo:letter-spacing="normal" fo:font-style="normal" fo:font-weight="normal" officeooo:rsid="002a7e1b" style:font-size-asian="14pt" style:font-weight-asian="normal" style:font-size-complex="11pt" style:font-weight-complex="normal"/>
    </style:style>
    <style:style style:name="T27" style:family="text">
      <style:text-properties fo:font-variant="normal" fo:text-transform="none" fo:color="#222222" fo:font-size="10.5pt" fo:letter-spacing="normal" fo:font-style="normal"/>
    </style:style>
    <style:style style:name="T28" style:family="text">
      <style:text-properties fo:font-variant="normal" fo:text-transform="none" fo:color="#222222" fo:font-size="10.5pt" fo:letter-spacing="normal" fo:font-style="normal" fo:font-weight="normal"/>
    </style:style>
    <style:style style:name="T29" style:family="text">
      <style:text-properties fo:font-variant="normal" fo:text-transform="none" fo:color="#222222" fo:font-size="10.5pt" fo:letter-spacing="normal" fo:font-style="italic"/>
    </style:style>
    <style:style style:name="T30" style:family="text">
      <style:text-properties fo:font-variant="normal" fo:text-transform="none" fo:color="#222222" style:font-name="Times new roman" fo:font-size="12pt" fo:letter-spacing="normal" fo:font-style="normal" fo:font-weight="normal" officeooo:rsid="002a7e1b" style:font-size-asian="14pt" style:font-weight-asian="normal" style:font-size-complex="11pt" style:font-weight-complex="normal"/>
    </style:style>
    <style:style style:name="T31" style:family="text">
      <style:text-properties fo:font-variant="normal" fo:text-transform="none" fo:color="#222222" style:font-name="Times new roman" fo:font-size="12pt" fo:letter-spacing="normal" fo:font-style="normal" fo:font-weight="normal" officeooo:rsid="002a7e1b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222222" style:font-name="Times new roman" fo:font-size="12pt" fo:letter-spacing="normal" fo:font-style="normal" fo:font-weight="normal" officeooo:rsid="00311e2a" style:font-size-asian="12pt" style:font-size-complex="12pt"/>
    </style:style>
    <style:style style:name="T34" style:family="text">
      <style:text-properties fo:font-variant="normal" fo:text-transform="none" fo:color="#222222" style:font-name="Times new roman" fo:font-size="10.5pt" fo:letter-spacing="normal" fo:font-style="normal" fo:font-weight="normal"/>
    </style:style>
    <style:style style:name="T35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36" style:family="text">
      <style:text-properties fo:font-variant="normal" fo:text-transform="none" fo:color="#222222" style:font-name="Times new roman" fo:letter-spacing="normal" fo:font-style="normal" fo:font-weight="normal" officeooo:rsid="002a7e1b" style:font-weight-asian="normal" style:font-weight-complex="normal"/>
    </style:style>
    <style:style style:name="T37" style:family="text">
      <style:text-properties fo:font-variant="normal" fo:text-transform="none" fo:color="#222222" style:font-name="TiMES NEW ROMAN" fo:font-size="10.5pt" fo:letter-spacing="normal" fo:font-style="normal"/>
    </style:style>
    <style:style style:name="T38" style:family="text">
      <style:text-properties fo:font-variant="normal" fo:text-transform="none" fo:color="#222222" style:font-name="TiMES NEW ROMAN" fo:font-size="10.5pt" fo:letter-spacing="normal" fo:font-style="italic"/>
    </style:style>
    <style:style style:name="T39" style:family="text">
      <style:text-properties fo:font-variant="normal" fo:text-transform="none" fo:color="#222222" style:font-name="TiMES NEW ROMAN" fo:letter-spacing="normal" fo:font-style="normal"/>
    </style:style>
    <style:style style:name="T40" style:family="text">
      <style:text-properties fo:font-variant="normal" fo:text-transform="none" fo:color="#222222" style:font-name="TiMES NEW ROMAN" fo:letter-spacing="normal" fo:font-style="normal" style:font-size-complex="14pt"/>
    </style:style>
    <style:style style:name="T41" style:family="text">
      <style:text-properties fo:font-variant="normal" fo:text-transform="none" fo:color="#222222" style:font-name="TiMES NEW ROMAN" fo:letter-spacing="normal" fo:font-style="italic"/>
    </style:style>
    <style:style style:name="T42" style:family="text">
      <style:text-properties fo:font-variant="normal" fo:text-transform="none" fo:color="#222222" style:font-name="TiMES NEW ROMAN" fo:letter-spacing="normal" fo:font-style="italic" style:font-size-complex="14pt"/>
    </style:style>
    <style:style style:name="T4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4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45" style:family="text">
      <style:text-properties fo:font-variant="normal" fo:text-transform="none" fo:color="#0b0080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#ffffff" loext:char-shading-value="0"/>
    </style:style>
    <style:style style:name="T46" style:family="text">
      <style:text-properties fo:font-variant="normal" fo:text-transform="none" fo:color="#0b0080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47" style:family="text">
      <style:text-properties fo:font-variant="normal" fo:text-transform="none" fo:color="#0b008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8" style:family="text">
      <style:text-properties fo:font-variant="normal" fo:text-transform="none" style:font-name="Times new roman" fo:font-size="12pt" fo:letter-spacing="normal" fo:font-style="normal" fo:font-weight="normal" officeooo:rsid="002a7e1b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style:font-name="Times new roman" fo:font-size="12pt" fo:letter-spacing="normal" fo:font-style="normal" fo:font-weight="normal" officeooo:rsid="00311e2a" style:font-size-asian="12pt" style:font-size-complex="12pt"/>
    </style:style>
    <style:style style:name="T51" style:family="text">
      <style:text-properties fo:font-variant="normal" fo:text-transform="none" style:font-name="Times new roman" fo:letter-spacing="normal" fo:font-style="normal" fo:font-weight="normal"/>
    </style:style>
    <style:style style:name="T52" style:family="text">
      <style:text-properties fo:font-variant="normal" fo:text-transform="none" style:font-name="Times new roman" fo:letter-spacing="normal" fo:font-style="normal" fo:font-weight="normal" officeooo:rsid="002a7e1b" style:font-weight-asian="normal" style:font-weight-complex="normal"/>
    </style:style>
    <style:style style:name="T53" style:family="text">
      <style:text-properties fo:font-variant="normal" fo:text-transform="none" style:font-name="Times new roman" fo:letter-spacing="normal" fo:font-style="normal" fo:font-weight="normal" officeooo:rsid="00311e2a" style:font-weight-asian="normal" style:font-weight-complex="normal"/>
    </style:style>
    <style:style style:name="T54" style:family="text">
      <style:text-properties fo:font-variant="normal" fo:text-transform="none" style:font-name="Times new roman" fo:letter-spacing="normal" fo:font-style="normal" fo:font-weight="normal" officeooo:rsid="002dd74a" style:font-weight-asian="normal" style:font-weight-complex="normal"/>
    </style:style>
    <style:style style:name="T55" style:family="text">
      <style:text-properties fo:font-variant="normal" fo:text-transform="none" style:font-name="Times new roman" fo:letter-spacing="normal" fo:font-style="normal" fo:font-weight="normal" officeooo:rsid="00311e2a"/>
    </style:style>
    <style:style style:name="T56" style:family="text">
      <style:text-properties fo:font-variant="normal" fo:text-transform="none" style:font-name="Times new roman" fo:letter-spacing="normal" fo:font-style="normal" style:font-size-complex="14pt"/>
    </style:style>
    <style:style style:name="T57" style:family="text">
      <style:text-properties fo:font-variant="normal" fo:text-transform="none" style:font-name="Times new roman" fo:letter-spacing="normal" fo:font-style="italic" style:font-size-complex="14pt"/>
    </style:style>
    <style:style style:name="T58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9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311e2a" style:text-blinking="false" fo:background-color="#ffffff" loext:char-shading-value="0" style:font-size-asian="12pt" style:font-size-complex="12pt"/>
    </style:style>
    <style:style style:name="T60" style:family="text">
      <style:text-properties fo:font-variant="normal" fo:text-transform="none" style:text-line-through-style="none" style:text-line-through-type="none" style:font-name="Times new roman" fo:font-size="12pt" fo:letter-spacing="normal" fo:font-style="italic" style:text-underline-style="none" fo:font-weight="normal" officeooo:rsid="00311e2a" style:text-blinking="false" style:font-size-asian="12pt" style:font-size-complex="12pt"/>
    </style:style>
    <style:style style:name="T61" style:family="text">
      <style:text-properties fo:font-variant="normal" fo:text-transform="none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62" style:family="text">
      <style:text-properties fo:font-variant="normal" fo:text-transform="none" style:text-line-through-style="none" style:text-line-through-type="none" style:font-name="Times new roman" fo:letter-spacing="normal" fo:font-style="normal" style:text-underline-style="none" fo:font-weight="normal" officeooo:rsid="00311e2a" style:text-blinking="false" fo:background-color="#ffffff" loext:char-shading-value="0"/>
    </style:style>
    <style:style style:name="T63" style:family="text">
      <style:text-properties fo:font-variant="normal" fo:text-transform="none" style:text-line-through-style="none" style:text-line-through-type="none" style:font-name="Times new roman" fo:letter-spacing="normal" fo:font-style="italic" style:text-underline-style="none" fo:font-weight="normal" officeooo:rsid="00311e2a" style:text-blinking="false"/>
    </style:style>
    <style:style style:name="T6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6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11e2a" style:text-blinking="false" fo:background-color="#ffffff" loext:char-shading-value="0"/>
    </style:style>
    <style:style style:name="T66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311e2a" style:text-blinking="false"/>
    </style:style>
    <style:style style:name="T67" style:family="text">
      <style:text-properties fo:font-variant="normal" fo:text-transform="none" style:font-name="TiMES NEW ROMAN" fo:letter-spacing="normal" fo:font-style="normal" style:font-size-complex="14pt"/>
    </style:style>
    <style:style style:name="T68" style:family="text">
      <style:text-properties fo:font-variant="normal" fo:text-transform="none" style:font-name="TiMES NEW ROMAN" fo:letter-spacing="normal" fo:font-style="normal" fo:font-weight="normal" officeooo:rsid="002dd74a" style:font-weight-asian="normal" style:font-weight-complex="normal"/>
    </style:style>
    <style:style style:name="T69" style:family="text">
      <style:text-properties fo:font-variant="normal" fo:text-transform="none" style:font-name="TiMES NEW ROMAN" fo:letter-spacing="normal" fo:font-style="normal" fo:font-weight="normal" officeooo:rsid="00311e2a" style:font-weight-asian="normal" style:font-weight-complex="normal"/>
    </style:style>
    <style:style style:name="T70" style:family="text">
      <style:text-properties fo:font-variant="normal" fo:text-transform="none" style:font-name="TiMES NEW ROMAN" fo:letter-spacing="normal" fo:font-style="italic" style:font-size-complex="14pt"/>
    </style:style>
    <style:style style:name="T71" style:family="text">
      <style:text-properties fo:font-variant="normal" fo:text-transform="none" fo:letter-spacing="normal" fo:font-style="normal" fo:font-weight="normal"/>
    </style:style>
    <style:style style:name="T72" style:family="text">
      <style:text-properties fo:font-variant="normal" fo:text-transform="none" fo:letter-spacing="normal" fo:font-style="normal" fo:font-weight="normal" officeooo:rsid="002a7e1b" style:font-weight-asian="normal" style:font-weight-complex="normal"/>
    </style:style>
    <style:style style:name="T73" style:family="text">
      <style:text-properties fo:font-variant="normal" fo:text-transform="none" fo:letter-spacing="normal" fo:font-style="normal" fo:font-weight="normal" officeooo:rsid="00311e2a" style:font-weight-asian="normal" style:font-weight-complex="normal"/>
    </style:style>
    <style:style style:name="T74" style:family="text">
      <style:text-properties fo:font-variant="normal" fo:text-transform="none" fo:letter-spacing="normal" fo:font-style="normal" fo:font-weight="normal" officeooo:rsid="002dd74a" style:font-weight-asian="normal" style:font-weight-complex="normal"/>
    </style:style>
    <style:style style:name="T75" style:family="text">
      <style:text-properties fo:font-variant="normal" fo:text-transform="none" fo:letter-spacing="normal" fo:font-style="normal" fo:font-weight="normal" officeooo:rsid="00311e2a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251844" style:font-weight-asian="normal" style:font-weight-complex="normal"/>
    </style:style>
    <style:style style:name="T78" style:family="text">
      <style:text-properties fo:font-weight="normal" officeooo:rsid="002ed78c" style:font-weight-asian="normal" style:font-weight-complex="normal"/>
    </style:style>
    <style:style style:name="T79" style:family="text">
      <style:text-properties fo:font-weight="normal" style:font-weight-asian="normal" style:font-weight-complex="bold"/>
    </style:style>
    <style:style style:name="T80" style:family="text">
      <style:text-properties fo:font-weight="normal" officeooo:rsid="002941b5" style:font-weight-asian="normal" style:font-weight-complex="bold"/>
    </style:style>
    <style:style style:name="T81" style:family="text">
      <style:text-properties officeooo:rsid="00249a42"/>
    </style:style>
    <style:style style:name="T82" style:family="text">
      <style:text-properties style:font-weight-complex="bold"/>
    </style:style>
    <style:style style:name="T83" style:family="text">
      <style:text-properties officeooo:rsid="0026daa2" style:font-weight-complex="bold"/>
    </style:style>
    <style:style style:name="T84" style:family="text">
      <style:text-properties officeooo:rsid="00284372" style:font-weight-complex="bold"/>
    </style:style>
    <style:style style:name="T85" style:family="text">
      <style:text-properties style:font-weight-complex="normal"/>
    </style:style>
    <style:style style:name="T86" style:family="text">
      <style:text-properties officeooo:rsid="00249a42" style:font-weight-complex="normal"/>
    </style:style>
    <style:style style:name="T87" style:family="text">
      <style:text-properties officeooo:rsid="002c20c4" style:font-weight-complex="normal"/>
    </style:style>
    <style:style style:name="T88" style:family="text">
      <style:text-properties officeooo:rsid="002ed78c"/>
    </style:style>
    <style:style style:name="T89" style:family="text">
      <style:text-properties officeooo:rsid="002fafa3"/>
    </style:style>
    <style:style style:name="T90" style:family="text">
      <style:text-properties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91" style:family="text">
      <style:text-properties fo:color="#0b0080" style:text-line-through-style="none" style:text-line-through-type="none" fo:font-size="10.5pt" fo:letter-spacing="normal" fo:font-style="italic" style:text-underline-style="none" fo:font-weight="normal" style:text-blinking="false"/>
    </style:style>
    <style:style style:name="T92" style:family="text">
      <style:text-properties fo:color="#0b0080" style:text-line-through-style="none" style:text-line-through-type="none" style:font-name="Times new roman" fo:font-size="10.5pt" fo:letter-spacing="normal" fo:font-style="italic" style:text-underline-style="none" fo:font-weight="normal" style:text-blinking="false"/>
    </style:style>
    <style:style style:name="T93" style:family="text">
      <style:text-properties fo:color="#0b0080" style:text-line-through-style="none" style:text-line-through-type="none" style:font-name="Times new roman" fo:letter-spacing="normal" fo:font-style="italic" style:text-underline-style="none" fo:font-weight="normal" style:text-blinking="false"/>
    </style:style>
    <style:style style:name="T94" style:family="text">
      <style:text-properties fo:color="#0b0080" style:text-line-through-style="none" style:text-line-through-type="none" style:font-name="Times new roman" fo:font-size="12pt" fo:letter-spacing="normal" fo:font-style="italic" style:text-underline-style="none" fo:font-weight="normal" style:text-blinking="false" style:font-size-asian="12pt" style:font-size-complex="12pt"/>
    </style:style>
    <style:style style:name="T95" style:family="text">
      <style:text-properties officeooo:rsid="00311e2a"/>
    </style:style>
    <style:style style:name="T9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4.738cm" draw:visible-area-height="3.759cm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35cm" svg:stroke-color="#000000" draw:stroke-linejoin="miter" svg:stroke-linecap="square" draw:fill="solid" draw:fill-color="#008000" draw:textarea-horizontal-align="left" draw:textarea-vertical-align="top" draw:auto-grow-height="false" fo:min-height="0cm" fo:min-width="15.25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svg:stroke-linecap="square" draw:fill="solid" draw:fill-color="#008000" draw:textarea-horizontal-align="left" draw:textarea-vertical-align="top" draw:auto-grow-height="false" fo:min-height="0cm" fo:min-width="15.258cm" fo:padding-top="0.229cm" fo:padding-bottom="0.229cm" fo:padding-left="0.441cm" fo:padding-right="0.441cm" fo:wrap-option="wrap" draw:shadow-color="#808080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2" draw:name="Objeto1" text:anchor-type="as-char" svg:width="14.736cm" svg:height="3.757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4"><draw:custom-shape text:anchor-type="char" draw:z-index="1" draw:style-name="gr1" draw:text-style-name="P49" svg:width="16.14cm" svg:height="0.255cm" svg:x="2.947cm" svg:y="6.81cm"><text:p/><draw:enhanced-geometry svg:viewBox="0 0 21600 21600" draw:type="rectangle" draw:enhanced-path="M 0 0 L 21600 0 21600 21600 0 21600 0 0 Z N"/></draw:custom-shape></text:p>
      <text:p text:style-name="P47">LUCAS BENOSSI MAGALHÃES</text:p>
      <text:p text:style-name="P47">NICOLAS omori</text:p>
      <text:p text:style-name="P13">RAFAELLA BATISTA <text:span text:style-name="T81">DA SILVA</text:span></text:p>
      <text:p text:style-name="P16"/>
      <text:p text:style-name="P7"/>
      <text:p text:style-name="P7"/>
      <text:p text:style-name="P7"/>
      <text:p text:style-name="P11"/>
      <text:p text:style-name="P11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8">projeto sistemas operacionais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9"/>
      <text:p text:style-name="P9"/>
      <text:p text:style-name="P15"/>
      <text:p text:style-name="P15"/>
      <text:p text:style-name="P15"><draw:custom-shape text:anchor-type="paragraph" draw:z-index="2" draw:style-name="gr2" draw:text-style-name="P49" svg:width="16.14cm" svg:height="0.255cm" svg:x="0cm" svg:y="0cm"><text:p/><draw:enhanced-geometry svg:viewBox="0 0 21600 21600" draw:type="rectangle" draw:enhanced-path="M 0 0 L 21600 0 21600 21600 0 21600 0 0 Z N"/></draw:custom-shape></text:p>
      <text:p text:style-name="P9"/>
      <text:p text:style-name="P3">LONDRINA - PR</text:p>
      <text:p text:style-name="P10"><text:span text:style-name="T1">201</text:span><text:span text:style-name="T2">9</text:span></text:p>
      <text:p text:style-name="P12"/>
      <text:p text:style-name="P45">Projeto de Sistemas Operacionais - 2018</text:p>
      <text:p text:style-name="P33"/>
      <text:p text:style-name="P33"/>
      <text:p text:style-name="P36">1. Resumo</text:p>
      <text:p text:style-name="P20"/>
      <text:p text:style-name="P33"><text:span text:style-name="T76"><text:tab/>Conceitos básicos de Socket </text:span><text:span text:style-name="T77">e</text:span><text:span text:style-name="T76"> </text:span><text:span text:style-name="T77">padrões de Internet foram discutidos no </text:span><text:span text:style-name="T78">segundo</text:span><text:span text:style-name="T77"> semestre do ano de 2018, bem como diversos outros dentro da disciplina de </text:span><text:span text:style-name="T78">Sistemas Operacionais</text:span><text:span text:style-name="T77">. Como forma de avaliação, um </text:span><text:span text:style-name="T78">projeto</text:span><text:span text:style-name="T77"> envolvendo comunicação em rede foi desenvolvido. Neste trabalho, uma apresentação de uma aplicação em </text:span><text:span text:style-name="T78">Java</text:span><text:span text:style-name="T77"> será apresentada, para </text:span><text:span text:style-name="T78">transmissão de vídeo, utilizando diversos clientes,</text:span><text:span text:style-name="T77"> com comunicação em redes </text:span><text:span text:style-name="T78">feita em</text:span><text:span text:style-name="T77"> Socket TCP.</text:span></text:p>
      <text:p text:style-name="P20"/>
      <text:p text:style-name="P20"/>
      <text:p text:style-name="P38">2. <text:span text:style-name="T89">Introdução</text:span></text:p>
      <text:p text:style-name="P24"/>
      <text:p text:style-name="P25"><text:tab/>Considere um servidor de live streaming, enviado conteúdo para clientes que se conectam a ele. O servidor implementado simula uma transmissão de TV ao vivo, transmitindo blocos de um filme. O servidor pode conectar um cliente a um canal, a partir da solicitação de inserção em um canal e passa a receber a</text:p>
      <text:p text:style-name="P25">transmissão do canal (iniciando do momento atual de transmissão); Pode requisição da lista de clientes conectados em um canal; Pode desconetar um cliente de um canal e enviar a quantidade de cliente conectados em um determinado canal.</text:p>
      <text:p text:style-name="P26"><text:tab/>Cada canal será atendido por uma thread, que percorre uma lista de clientes enviando o bloco atual de vídeo, não demorando mais que 2 segundos para a transmissão para todos os elementos na lista. Caso a conexão para transmissão com cliente falhar, o servidor passa para o próximo cliente da lista, se falhar novamente na próxima tentativa (quando chegar sua vez novamente) será removido da lista de transmissão.</text:p>
      <text:p text:style-name="P26"><text:tab/>O módulo cliente para conexão com o servidor de streaming, possui as seguintes características:</text:p>
      <text:p text:style-name="P26"><text:tab/>a) Retransmissão de Conteúdo: após contato com o servidor, os clientes devem se configurar atendendo a característica (c) e a quantidade máxima de retransmissão possível do servidor (restrição 1), assim um novo cliente deve receber o conteúdo de um cliente ao qual se conecta.</text:p>
      <text:p text:style-name="P26"><text:tab/>b) Tolerância a Falhas: um módulo cliente A pode retransmitir o conteúdo para outros clientes, na ocorrência de falhas de A, os módulos clientes dependentes devem: identificar a falha, reorganizar a sequência de transmissão-recepção para manter todos os clientes restantes recebendo o conteúdo.</text:p>
      <text:p text:style-name="P26"><text:tab/>c) Balanceamento de Carga: cada elemento do sistema (clientes) deve manter taxas de transmissão balanceada, ou seja, a quantidade de bytes enviados devem ser aproximadas.</text:p>
      <text:p text:style-name="P26"><text:soft-page-break/><text:tab/>E possui as seguintes restrições:</text:p>
      <text:p text:style-name="P26"><text:tab/>1. O servidor apresenta uma quantidade limitada de conexões que pode atender simultaneamente, ou seja, a quantidade de clientes conectada diretamente ao servidor é limitada.</text:p>
      <text:p text:style-name="P26"><text:tab/>2. Os clientes podem pertencer a redes distintas (sem possibilidade de broadcast), portanto a comunicação em broadcast não será possível entre clientes.</text:p>
      <text:p text:style-name="P26"><text:tab/>3. O cliente deve apresentar uma função que permita a configuração (no início de sua execução) da quantidade de elementos (outros clientes) que podem se conectar a este cliente (configuração realizada uma única vez, no início da execução do cliente).</text:p>
      <text:p text:style-name="P26"><text:tab/>O conteúdo recebido pelo cliente (blocos do vídeo) deverá ser armazenado em disco. O player de vídeo utilizado foi o VLC, e é executado no mesmo computador do cliente, exibindo de forma contínua o conteúdo dos arquivos recebidos pelo cliente. <text:span text:style-name="T88"><text:tab/></text:span></text:p>
      <text:p text:style-name="P21"/>
      <text:p text:style-name="P21"/>
      <text:p text:style-name="P34"><text:span text:style-name="T83">3. </text:span><text:span text:style-name="T82">Metodologia</text:span></text:p>
      <text:p text:style-name="P28"/>
      <text:p text:style-name="P27"><text:tab/>O desenvolvimento deste projeto pode ser compreendido pelas seguintes etapas: estudo da tecnologia de socket, estudo da linguagem <text:span text:style-name="T88">Java e Python</text:span>, análise e definição da arquitetura da aplicação no modelo cliente/servidor, elaboração do protocolo de comunicação entre cliente/servidor, desenvolvimento da programação do <text:span text:style-name="T88">projeto</text:span>.</text:p>
      <text:p text:style-name="P22"/>
      <text:p text:style-name="P22"/>
      <text:p text:style-name="P35"><text:span text:style-name="T84">4. </text:span><text:span text:style-name="T82">Modelo Cliente/Servidor</text:span></text:p>
      <text:p text:style-name="P29"/>
      <text:p text:style-name="P42"><text:span text:style-name="T79"><text:tab/>Considerado o modelo mais utilizado pelas aplicações distribuídas em redes de computadores (Tanenbaum, 1997), a tecnologia cliente/servidor é uma arquitetura na qual o processamento da informação é dividido em módulos ou processos distintos. Um processo é responsável pela manutenção da informação (servidores) e os outros responsávei</text:span><text:span text:style-name="T80">s</text:span><text:span text:style-name="T79"> pela obtenção dos dados (clientes). Por definição, o </text:span><text:span text:style-name="T80">processo cliente envia uma solicitação para o servidor, que por sua vez processa e envia os resultados para o cliente. </text:span><text:span text:style-name="T79">(Tanenbaum, 1997)</text:span></text:p>
      <text:p text:style-name="P27"/>
      <text:p text:style-name="P39"/>
      <text:p text:style-name="P39">5. Socket</text:p>
      <text:p text:style-name="P39"/>
      <text:p text:style-name="P18"><text:tab/>Visando possibilitar a comunicação entre computadores utilizando rede, a tecnologia de socket foi utilizada como base para o desenvolvimento do jogo. Um socket é um ponto final de um fluxo de comunicação entre processos <text:soft-page-break/>através de uma rede de computadores. Atualmente, essa comunicação é baseada no Protocolo de Internet ou IP (Internet Protocol).</text:p>
      <text:p text:style-name="P18"/>
      <text:p text:style-name="P18"><text:tab/>Cada socket possui um número que consiste nesse endereço de IP do host mais um número de 16 bits local para esse host, ou seja, o número de uma porta do protocolo de transporte (neste caso, TCP). A comunicação é estabelecida entre a conexão de um socket da máquina transmissora e um socket da máquina receptora. (Tanenbaum, 1997)</text:p>
      <text:p text:style-name="P23"/>
      <text:p text:style-name="P40"/>
      <text:p text:style-name="P40">6. Linguagem Python</text:p>
      <text:p text:style-name="P43"/>
      <text:p text:style-name="P31"><text:span text:style-name="T86"><text:tab/>Entre as linguagens dinâmicas, o Python </text:span><text:span text:style-name="T87">pode ser</text:span><text:span text:style-name="T86"> destaca</text:span><text:span text:style-name="T87">do</text:span><text:span text:style-name="T86"> como uma das mais populares e poderosas </text:span><text:span text:style-name="T87">(Borges, 2010)</text:span><text:span text:style-name="T86">. Python foi a linguagem selecionada para a realização da parte de programação do projeto, </text:span><text:span text:style-name="T85">por ser uma linguagem simples e oferecer um ambiente novo para a utilização do socket TCP.</text:span></text:p>
      <text:p text:style-name="P18"/>
      <text:p text:style-name="P18"/>
      <text:p text:style-name="P41"><text:span text:style-name="T89">7</text:span>. Linguagem <text:span text:style-name="T89">Java</text:span></text:p>
      <text:p text:style-name="P41"/>
      <text:p text:style-name="P17"><text:span text:style-name="T52"><text:tab/>Java é uma linguagem de programação orientada a objetos desenvolvida na década de 90 por uma equipe de programadores chefiada por James Gosling, na empresa Sun Microsystems </text:span><text:span text:style-name="T53">(</text:span><text:span text:style-name="Citation"><text:span text:style-name="T54">Deitel, </text:span></text:span><text:span text:style-name="Citation"><text:span text:style-name="T53">2005)</text:span></text:span><text:span text:style-name="T52">. </text:span><text:span text:style-name="T51">Diferente das linguagens de programação convencionais, que são </text:span><text:span text:style-name="T55">compiladas</text:span><text:span text:style-name="T62"> </text:span><text:span text:style-name="T51">para </text:span><text:span text:style-name="T55">código nativo</text:span><text:span text:style-name="T51">, a linguagem Java é compilada para um </text:span><text:span text:style-name="T55">bytecode</text:span><text:span text:style-name="T63"> </text:span><text:span text:style-name="T51">que é interpretado por uma </text:span><text:span text:style-name="T55">máquina virtual</text:span><text:span text:style-name="T61"> </text:span><text:span text:style-name="T51">(Java Virtual Machine, mais conhecida pela sua abreviação JVM).</text:span></text:p>
      <text:p text:style-name="P18"/>
      <text:p text:style-name="P18"/>
      <text:p text:style-name="P37"><text:span text:style-name="T95">8</text:span>. Conclusão</text:p>
      <text:p text:style-name="P30"/>
      <text:p text:style-name="P18"><text:tab/>Através do desenvolvimento do projeto, foi possível aprofundar mais o conhecimento sobre <text:span text:style-name="T89">sistemas operacionais</text:span>, incluindo uma melhor visão sobre seu vasto conteúdo, bem como o aprendizado da linguagem python, utilizando a a IDE PyCharm, <text:span text:style-name="T89">e Java, utilizando a IDE Eclipse</text:span>.</text:p>
      <text:p text:style-name="P23"/>
      <text:p text:style-name="P23"/>
      <text:p text:style-name="P36"><text:span text:style-name="T95">9</text:span>. Referências</text:p>
      <text:p text:style-name="P36"/>
      <text:p text:style-name="P20">Tanenbaum, Andrew S. (1997) “Redes de computadores”. Rio de Janeiro,</text:p>
      <text:p text:style-name="P20">Campus;</text:p>
      <text:p text:style-name="P32"><text:span text:style-name="T85"/></text:p>
      <text:p text:style-name="P32"><text:soft-page-break/><text:span text:style-name="T85">Borges, Luiz Eduardo. Python para Desenvolvedores. 2. ed. Rio de Janeiro, 2010;</text:span></text:p>
      <text:p text:style-name="P19"/>
      <text:p text:style-name="P46"><text:span text:style-name="Citation"><text:span text:style-name="T7">Harvey M. Deitel (2005). </text:span></text:span><text:span text:style-name="Citation"><text:span text:style-name="T8">Java: Como Programar </text:span></text:span><text:span text:style-name="Citation"><text:span text:style-name="T7">6 ed. São Paulo: Pearson education do Brasi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ILDOPA+TimesNewRoman,Bold" svg:font-family="'ILDOPA+TimesNewRoman,Bold', 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Parágrafo" style:default-outline-level="1" style:class="text">
      <style:paragraph-properties fo:margin-left="0cm" fo:margin-right="0cm" fo:margin-top="0cm" fo:margin-bottom="0.847cm" loext:contextual-spacing="false" fo:line-height="150%" fo:orphans="0" fo:widows="0" fo:text-indent="0cm" style:auto-text-indent="false" fo:break-before="page" fo:keep-with-next="always">
        <style:tab-stops>
          <style:tab-stop style:position="0.4cm"/>
        </style:tab-stops>
      </style:paragraph-properties>
      <style:text-properties fo:text-transform="uppercase" style:font-name="Arial" fo:font-family="Arial" style:font-family-generic="swiss" style:font-pitch="variable" fo:language="pt" fo:country="BR" fo:font-weight="bold" style:letter-kerning="true" style:language-asian="pt" style:country-asian="BR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4pt" style:font-size-asian="14pt" style:font-size-complex="10pt"/>
    </style:style>
    <style:style style:name="Heading_20_3" style:display-name="Heading 3" style:family="paragraph" style:parent-style-name="Standard" style:next-style-name="Parágrafo" style:default-outline-level="3" style:class="text">
      <style:paragraph-properties fo:margin-top="0.847cm" fo:margin-bottom="0.847cm" loext:contextual-spacing="false" fo:line-height="150%" fo:orphans="0" fo:widows="0" fo:keep-with-next="always">
        <style:tab-stops>
          <style:tab-stop style:position="0.4cm"/>
          <style:tab-stop style:position="1.101cm"/>
        </style:tab-stops>
      </style:paragraph-properties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Parágrafo" style:default-outline-level="4" style:class="text">
      <style:paragraph-properties fo:margin-left="0cm" fo:margin-right="0cm" fo:margin-top="0.847cm" fo:margin-bottom="0.847cm" loext:contextual-spacing="false" fo:line-height="150%" fo:orphans="0" fo:widows="0" fo:text-indent="0cm" style:auto-text-indent="false" fo:keep-with-next="always">
        <style:tab-stops>
          <style:tab-stop style:position="0.4cm"/>
          <style:tab-stop style:position="1.501cm"/>
        </style:tab-stops>
      </style:paragraph-properties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text-align="center" style:justify-single-word="false" fo:text-indent="8.251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Parágrafo" style:default-outline-level="6" style:list-style-name="" style:class="text">
      <style:paragraph-properties fo:margin-top="0cm" fo:margin-bottom="0.847cm" loext:contextual-spacing="false" fo:line-height="150%" fo:text-align="center" style:justify-single-word="false" fo:orphans="0" fo:widows="0"/>
      <style:text-properties fo:text-transform="uppercase" style:font-name="Arial" fo:font-family="Arial" style:font-family-generic="swiss" style:font-pitch="variable" fo:language="pt" fo:country="BR" fo:font-weight="bold" style:language-asian="pt" style:country-asian="BR" style:font-weight-asian="bold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keep-with-next="always"/>
      <style:text-properties fo:font-weight="bold" style:font-weight-asian="bold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-0.751cm" style:auto-text-indent="false"/>
      <style:text-properties fo:font-size="14pt" style:font-size-asian="14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Nome_20_do_20_Autor_20_e_20_Curso" style:display-name="Nome do Autor e Curso" style:family="paragraph" style:parent-style-name="Standard">
      <style:paragraph-properties fo:text-align="center" style:justify-single-word="false" fo:orphans="0" fo:widows="0"/>
      <style:text-properties fo:text-transform="uppercase" style:font-name="Arial" fo:font-family="Arial" style:font-family-generic="swiss" style:font-pitch="variable" fo:font-size="14pt" fo:language="pt" fo:country="BR" style:font-size-asian="14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ítulo_20_do_20_Trabalho" style:display-name="Título do Trabalho" style:family="paragraph" style:parent-style-name="Standard" style:next-style-name="Subtítulo_20_do_20_Trabalho">
      <style:paragraph-properties fo:text-align="center" style:justify-single-word="false" fo:orphans="0" fo:widows="0"/>
      <style:text-properties fo:text-transform="uppercase" style:font-name="Arial" fo:font-family="Arial" style:font-family-generic="swiss" style:font-pitch="variable" fo:font-size="16pt" fo:language="pt" fo:country="BR" fo:font-weight="bold" style:font-size-asian="16pt" style:language-asian="pt" style:country-asian="BR" style:font-weight-asian="bold" style:font-name-complex="Arial" style:font-family-complex="Arial" style:font-family-generic-complex="swiss" style:font-pitch-complex="variable" style:font-size-complex="10pt"/>
    </style:style>
    <style:style style:name="Subtítulo_20_do_20_Trabalho" style:display-name="Subtítulo do Trabalho" style:family="paragraph" style:parent-style-name="Standard" style:next-style-name="Standard">
      <style:paragraph-properties fo:text-align="center" style:justify-single-word="false" fo:orphans="0" fo:widows="0"/>
      <style:text-properties fo:font-variant="small-caps" style:font-name="Arial" fo:font-family="Arial" style:font-family-generic="swiss" style:font-pitch="variable" fo:font-size="14pt" fo:language="pt" fo:country="BR" fo:font-weight="bold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/>
    </style:style>
    <style:style style:name="Subalínea" style:family="paragraph" style:parent-style-name="Standard" style:list-style-name="WW8Num2">
      <style:paragraph-properties fo:line-height="200%" fo:text-align="justify" style:justify-single-word="false" fo:orphans="0" fo:widows="0"/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Marcador_20_Alfabético" style:display-name="Marcador Alfabético" style:family="paragraph" style:parent-style-name="Subalínea" style:list-style-name="WW8Num3"/>
    <style:style style:name="Natureza_20_do_20_Trabalho" style:display-name="Natureza do Trabalho" style:family="paragraph" style:parent-style-name="Standard">
      <style:paragraph-properties fo:margin-left="7.001cm" fo:margin-right="0cm" fo:text-align="justify" style:justify-single-word="false" fo:orphans="0" fo:widows="0" fo:text-indent="0cm" style:auto-text-indent="false"/>
      <style:text-properties style:font-name="Arial" fo:font-family="Arial" style:font-family-generic="swiss" style:font-pitch="variable" fo:font-size="10pt" fo:language="pt" fo:country="BR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Local_20_e_20_Ano_20_de_20_Entrega" style:display-name="Local e Ano de Entrega" style:family="paragraph" style:parent-style-name="Standard">
      <style:paragraph-properties fo:text-align="center" style:justify-single-word="false" fo:orphans="0" fo:widows="0"/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Orientador" style:family="paragraph" style:parent-style-name="Standard">
      <style:paragraph-properties fo:text-align="end" style:justify-single-word="false" fo:orphans="0" fo:widows="0"/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Dedicatória" style:family="paragraph" style:parent-style-name="Standard">
      <style:paragraph-properties fo:margin-left="7.001cm" fo:margin-right="0cm" fo:line-height="150%" fo:text-align="end" style:justify-single-word="false" fo:orphans="0" fo:widows="0" fo:text-indent="0cm" style:auto-text-indent="false"/>
      <style:text-properties style:font-name="Comic Sans MS" fo:font-family="'Comic Sans MS'" style:font-family-generic="script" style:font-pitch="variable" fo:language="pt" fo:country="BR" style:language-asian="pt" style:country-asian="BR" style:font-name-complex="Comic Sans MS" style:font-family-complex="'Comic Sans MS'" style:font-family-generic-complex="script" style:font-pitch-complex="variable" style:font-size-complex="10pt"/>
    </style:style>
    <style:style style:name="Parágrafo" style:family="paragraph" style:parent-style-name="Standard">
      <style:paragraph-properties fo:margin-left="0cm" fo:margin-right="0cm" fo:line-height="200%" fo:text-align="justify" style:justify-single-word="false" fo:orphans="0" fo:widows="0" fo:text-indent="3cm" style:auto-text-indent="false">
        <style:tab-stops>
          <style:tab-stop style:position="3cm"/>
        </style:tab-stops>
      </style:paragraph-properties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Agradecimentos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orphans="0" fo:widows="0" fo:text-indent="3cm" style:auto-text-indent="false"/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Epígrafe" style:family="paragraph" style:parent-style-name="Standard">
      <style:paragraph-properties fo:margin-left="7.001cm" fo:margin-right="0cm" fo:text-align="justify" style:justify-single-word="false" fo:orphans="0" fo:widows="0" fo:text-indent="0cm" style:auto-text-indent="false"/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Texto_20_-_20_Resumo" style:display-name="Texto - Resumo" style:family="paragraph" style:parent-style-name="Standard">
      <style:paragraph-properties fo:margin-top="0cm" fo:margin-bottom="0.847cm" loext:contextual-spacing="false" fo:text-align="justify" style:justify-single-word="false" fo:orphans="0" fo:widows="0"/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Título_20_-_20_Resumo" style:display-name="Título - Resumo" style:family="paragraph" style:parent-style-name="Standard" style:next-style-name="Texto_20_-_20_Resumo">
      <style:paragraph-properties fo:margin-top="0.635cm" fo:margin-bottom="1.693cm" loext:contextual-spacing="false" fo:text-align="center" style:justify-single-word="false" fo:orphans="0" fo:widows="0"/>
      <style:text-properties style:font-name="Arial" fo:font-family="Arial" style:font-family-generic="swiss" style:font-pitch="variable" fo:language="pt" fo:country="BR" fo:font-weight="bold" style:language-asian="pt" style:country-asian="BR" style:font-weight-asian="bold" style:font-name-complex="Arial" style:font-family-complex="Arial" style:font-family-generic-complex="swiss" style:font-pitch-complex="variable" style:font-size-complex="10pt"/>
    </style:style>
    <style:style style:name="Resumo_20_-_20_Texto" style:display-name="Resumo - Texto" style:family="paragraph" style:parent-style-name="Agradecimentos">
      <style:paragraph-properties fo:margin-left="0cm" fo:margin-right="0cm" fo:margin-top="0cm" fo:margin-bottom="0.847cm" loext:contextual-spacing="false" fo:line-height="100%" fo:text-indent="0cm" style:auto-text-indent="false"/>
    </style:style>
    <style:style style:name="Resumo_20_-_20_Título" style:display-name="Resumo - Título" style:family="paragraph" style:parent-style-name="Standard">
      <style:paragraph-properties fo:margin-top="0.635cm" fo:margin-bottom="1.693cm" loext:contextual-spacing="false" fo:text-align="center" style:justify-single-word="false" fo:orphans="0" fo:widows="0"/>
      <style:text-properties fo:text-transform="uppercase" style:font-name="Arial" fo:font-family="Arial" style:font-family-generic="swiss" style:font-pitch="variable" fo:language="pt" fo:country="BR" fo:font-weight="bold" style:language-asian="pt" style:country-asian="BR" style:font-weight-asian="bold" style:font-name-complex="Arial" style:font-family-complex="Arial" style:font-family-generic-complex="swiss" style:font-pitch-complex="variable"/>
    </style:style>
    <style:style style:name="Sumário" style:family="paragraph" style:parent-style-name="Standard">
      <style:paragraph-properties fo:line-height="150%" fo:text-align="justify" style:justify-single-word="false" fo:orphans="0" fo:widows="0">
        <style:tab-stops>
          <style:tab-stop style:position="15.402cm" style:leader-style="dotted" style:leader-text="."/>
        </style:tab-stops>
      </style:paragraph-properties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line-height="150%" fo:text-align="justify" style:justify-single-word="false" fo:orphans="0" fo:widows="0">
        <style:tab-stops>
          <style:tab-stop style:position="1.27cm"/>
          <style:tab-stop style:position="15.984cm" style:type="right" style:leader-style="dotted" style:leader-text="."/>
        </style:tab-stops>
      </style:paragraph-properties>
      <style:text-properties fo:font-variant="small-caps" style:font-name="Arial" fo:font-family="Arial" style:font-family-generic="swiss" style:font-pitch="variable" fo:language="pt" fo:country="BR" fo:font-style="italic" style:language-asian="pt" style:country-asian="BR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Legendas" style:family="paragraph" style:parent-style-name="Standard">
      <style:paragraph-properties fo:margin-top="0cm" fo:margin-bottom="0.635cm" loext:contextual-spacing="false" fo:orphans="0" fo:widows="0"/>
      <style:text-properties style:font-name="Arial" fo:font-family="Arial" style:font-family-generic="swiss" style:font-pitch="variable" fo:font-size="10pt" fo:language="pt" fo:country="BR" style:font-size-asian="10pt" style:language-asian="pt" style:country-asian="BR" style:font-name-complex="Arial" style:font-family-complex="Arial" style:font-family-generic-complex="swiss" style:font-pitch-complex="variable"/>
    </style:style>
    <style:style style:name="Referências" style:family="paragraph" style:parent-style-name="Standard">
      <style:paragraph-properties fo:margin-top="0cm" fo:margin-bottom="0.847cm" loext:contextual-spacing="false" fo:text-align="justify" style:justify-single-word="false"/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/>
    </style:style>
    <style:style style:name="Titulo_20_Apêndice_20_e_20_Anexo" style:display-name="Titulo Apêndice e Anexo" style:family="paragraph" style:parent-style-name="Standard" style:next-style-name="Parágrafo">
      <style:paragraph-properties fo:margin-top="0cm" fo:margin-bottom="0.847cm" loext:contextual-spacing="false" fo:line-height="200%" fo:text-align="center" style:justify-single-word="false" fo:orphans="0" fo:widows="0"/>
      <style:text-properties style:font-name="Arial" fo:font-family="Arial" style:font-family-generic="swiss" style:font-pitch="variable" fo:language="pt" fo:country="BR" style:language-asian="pt" style:country-asian="BR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indent="3cm" style:auto-text-indent="false">
        <style:tab-stops>
          <style:tab-stop style:position="0.501cm"/>
          <style:tab-stop style:position="1.27cm"/>
          <style:tab-stop style:position="3.501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style:text-autospace="none"/>
      <style:text-properties fo:color="#000000" style:font-name="ILDOPA+TimesNewRoman,Bold" fo:font-family="'ILDOPA+TimesNewRoman,Bold', 'Times New Roman'" style:font-family-generic="roman" fo:font-size="12pt" fo:language="pt" fo:country="BR" style:font-name-asian="Times New Roman" style:font-family-asian="'Times New Roman'" style:font-family-generic-asian="roman" style:font-pitch-asian="variable" style:font-size-asian="12pt" style:font-name-complex="ILDOPA+TimesNewRoman,Bold" style:font-family-complex="'ILDOPA+TimesNewRoman,Bold', 'Times New Roman'" style:font-family-generic-complex="roman" style:font-size-complex="12pt" style:language-complex="ar" style:country-complex="SA"/>
    </style:style>
    <style:style style:name="Texto_20_em_20_bloco" style:display-name="Texto em bloco" style:family="paragraph" style:parent-style-name="Standard">
      <style:paragraph-properties fo:margin-left="5.715cm" fo:margin-right="0.397cm" fo:text-align="justify" style:justify-single-word="false" fo:text-indent="0cm" style:auto-text-indent="false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0.5p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margin-left="0cm" fo:margin-right="0.635cm" fo:text-indent="0cm" style:auto-text-indent="false"/>
      <style:text-properties officeooo:paragraph-rsid="001ed14a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r_20_1" style:display-name="Converter 1" style:page-layout-name="Mpm1">
      <style:header>
        <text:p text:style-name="MP2"><draw:frame draw:style-name="Mfr1" draw:name="Quadro1" text:anchor-type="paragraph" svg:y="0.002cm" draw:z-index="6"><draw:text-box fo:min-height="0.058cm" fo:min-width="0.041cm"><text:p text:style-name="Header"><text:span text:style-name="Page_20_Number"><text:page-number text:select-page="current">5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e</dc:title>
    <meta:initial-creator>UNIVERSIDADE ESTADUAL DE LONDRINA</meta:initial-creator>
    <meta:creation-date>2012-02-28T08:55:00</meta:creation-date>
    <dc:date>2019-01-06T20:45:38.101597730</dc:date>
    <meta:print-date>2006-09-28T10:48:00</meta:print-date>
    <meta:editing-cycles>22</meta:editing-cycles>
    <meta:editing-duration>PT1H52M8S</meta:editing-duration>
    <meta:generator>LibreOffice/5.1.6.2$Linux_X86_64 LibreOffice_project/10m0$Build-2</meta:generator>
    <meta:document-statistic meta:table-count="0" meta:image-count="0" meta:object-count="1" meta:page-count="5" meta:paragraph-count="42" meta:word-count="946" meta:character-count="6145" meta:non-whitespace-character-count="5219"/>
  </office:meta>
</office:document-meta>
</file>